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margin-top="0cm" fo:margin-bottom="0.499cm" fo:text-indent="0cm" style:auto-text-indent="false"/>
    </style:style>
    <style:style style:name="P2" style:family="paragraph" style:parent-style-name="Preformatted_20_Text">
      <style:paragraph-properties fo:margin-left="0cm" fo:margin-right="0cm" fo:margin-top="0cm" fo:margin-bottom="0.499cm" fo:text-indent="0cm" style:auto-text-indent="false"/>
      <style:text-properties fo:color="#606060"/>
    </style:style>
    <style:style style:name="P3" style:family="paragraph" style:parent-style-name="Preformatted_20_Text">
      <style:paragraph-properties fo:margin-left="0cm" fo:margin-right="0cm" fo:margin-top="0cm" fo:margin-bottom="0cm" fo:text-indent="0cm" style:auto-text-indent="false"/>
    </style:style>
    <style:style style:name="P4" style:family="paragraph" style:parent-style-name="Preformatted_20_Text">
      <style:paragraph-properties fo:margin-left="0cm" fo:margin-right="0cm" fo:margin-top="0cm" fo:margin-bottom="0cm" fo:text-indent="0cm" style:auto-text-indent="false"/>
      <style:text-properties fo:color="#606060"/>
    </style:style>
    <style:style style:name="P5" style:family="paragraph" style:parent-style-name="Preformatted_20_Text">
      <style:paragraph-properties fo:margin-left="0cm" fo:margin-right="0cm" fo:margin-top="0cm" fo:margin-bottom="0cm" fo:text-indent="0cm" style:auto-text-indent="false"/>
      <style:text-properties fo:color="#000000"/>
    </style:style>
    <style:style style:name="P6" style:family="paragraph" style:parent-style-name="Preformatted_20_Text">
      <style:paragraph-properties fo:margin-left="0cm" fo:margin-right="0cm" fo:margin-top="0cm" fo:margin-bottom="0cm" fo:text-indent="0cm" style:auto-text-indent="false"/>
      <style:text-properties fo:color="#800000"/>
    </style:style>
    <style:style style:name="T1" style:family="text">
      <style:text-properties fo:color="#000000"/>
    </style:style>
    <style:style style:name="T2" style:family="text">
      <style:text-properties fo:color="#0000cc"/>
    </style:style>
    <style:style style:name="T3" style:family="text">
      <style:text-properties fo:color="#0000cc" fo:font-weight="bold"/>
    </style:style>
    <style:style style:name="T4"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IFx toolset relies on a translation of UML/SysML models towards a simple specification language based on an asynchronous composition of extended timed automata (IF), and on the use of simulation and verification tools available for IF. The translation takes an input model in XMI 2.0 format; it has been designed to work in conjunction with IBM Rhapsody (version 7.4 or later) but functions correctly with other XMI-compliant tools. The overall workflow <text:s/>of IFx Toolset is shown in \Myfig{ifxworkflow}.</text:span></text:p>
      <text:p text:style-name="P4">%\begin{figure}[!t]</text:p>
      <text:p text:style-name="P4">%\centering</text:p>
      <text:p text:style-name="P4">%\includegraphics[width=5.0in]{Workflow}</text:p>
      <text:p text:style-name="P4">%\caption{IFX Workflow}</text:p>
      <text:p text:style-name="P4">%\label{fig:ifxworkflow}</text:p>
      <text:p text:style-name="P2">%\end{figure}</text:p>
      <text:p text:style-name="P1"><text:span text:style-name="T1"/></text:p>
      <text:p text:style-name="P1"><text:span text:style-name="T1"/></text:p>
      <text:p text:style-name="P1"><text:span text:style-name="T1">Following are the steps for the compilation and execution of IF statements.</text:span></text:p>
      <text:p text:style-name="P4">%\subsubsection{Export OMEGA2 model as XMI 2.0}</text:p>
      <text:p text:style-name="P3"><text:span text:style-name="T3">\subsubsection</text:span><text:span text:style-name="T1">{Export OMEGA2 model as XMI 2.0}</text:span></text:p>
      <text:p text:style-name="P1"><text:span text:style-name="T1">This step depends on the UML editor that is used. For IBM Rhapsody version 7.5.2: </text:span></text:p>
      <text:p text:style-name="P3"><text:span text:style-name="T2">\begin</text:span><text:span text:style-name="T1">{itemize}</text:span></text:p>
      <text:p text:style-name="P3"><text:span text:style-name="T4">\item</text:span><text:span text:style-name="T1"> Select menu “Tools/Export XMI from Rhapsody” </text:span></text:p>
      <text:p text:style-name="P3"><text:span text:style-name="T4">\item</text:span><text:span text:style-name="T1"> In the dialog, make sure to select Format “UML 2.2”. </text:span></text:p>
      <text:p text:style-name="P3"><text:span text:style-name="T4">\item</text:span><text:span text:style-name="T1"> <text:s/>In menu “Window/Options”, make sure every model element type is selected </text:span></text:p>
      <text:p text:style-name="P3"><text:span text:style-name="T4">\item</text:span><text:span text:style-name="T1"> <text:s/>Finally, “Proceed” button must be pressed to generate the XMI file.</text:span></text:p>
      <text:p text:style-name="P1"><text:span text:style-name="T2">\end</text:span><text:span text:style-name="T1">{itemize}</text:span></text:p>
      <text:p text:style-name="P4">%\subsubsection{Compiling the OMEGA2 model : uml2if}</text:p>
      <text:p text:style-name="P3"><text:span text:style-name="T3">\subsubsection</text:span><text:span text:style-name="T1">{Compiling the OMEGA2 model : uml2if}</text:span></text:p>
      <text:p text:style-name="P3"><text:span text:style-name="T1">Syntax: <text:s/></text:span></text:p>
      <text:p text:style-name="P3"><text:span text:style-name="T1">uml2if [options] OMEGA2-model-filename.xml </text:span></text:p>
      <text:p text:style-name="P1"><text:span text:style-name="T1">where options are: </text:span></text:p>
      <text:p text:style-name="P3"><text:span text:style-name="T2">\begin</text:span><text:span text:style-name="T1">{itemize}</text:span></text:p>
      <text:p text:style-name="P3"><text:span text:style-name="T4">\item</text:span><text:span text:style-name="T1">[- uml/sysml: UML or SysML model] <text:s/></text:span></text:p>
      <text:p text:style-name="P3"><text:span text:style-name="T4">\item</text:span><text:span text:style-name="T1">[-rhapsody: informs compiler that the XMI file was generated by Rhapsody]</text:span></text:p>
      <text:p text:style-name="P3"><text:span text:style-name="T4">\item</text:span><text:span text:style-name="T1">[-rhplang: partial translation of the Rhapsody language]</text:span></text:p>
      <text:p text:style-name="P3"><text:span text:style-name="T4">\item</text:span><text:span text:style-name="T1">[-eager: all transitions are eager (i.e. executed as soon as they are enabled) with the exception</text:span></text:p>
      <text:p text:style-name="P3"><text:span text:style-name="T1">of those that are typed lazy or delayable] </text:span></text:p>
      <text:p text:style-name="P3"><text:span text:style-name="T4">\item</text:span><text:span text:style-name="T1">[-sp: simplified version of port declaration]</text:span></text:p>
      <text:p text:style-name="P3"><text:span text:style-name="T4">\item</text:span><text:span text:style-name="T1">[-ignore: ignores at compilation the set of packages given]</text:span></text:p>
      <text:p text:style-name="P3"><text:span text:style-name="T4">\item</text:span><text:span text:style-name="T1">[-ignf: ignores at compilation the set of packages specified in a file]</text:span></text:p>
      <text:p text:style-name="P1"><text:span text:style-name="T2">\end</text:span><text:span text:style-name="T1">{itemize}</text:span></text:p>
      <text:p text:style-name="P5">Output: </text:p>
      <text:p text:style-name="P3"><text:span text:style-name="T1">The output of uml2if is either a list of error messages or, if there is no error, an IF file containing the translation. </text:span></text:p>
      <text:p text:style-name="P1"><text:span text:style-name="T1">N.B.: There are errors which are not detected by uml2if and can be detected later by the IF compiler (for example, UML entity names which are IF keywords). <text:s/></text:span></text:p>
      <text:p text:style-name="P4">%\subsubsection{Compiling the IF model: if2gen}</text:p>
      <text:p text:style-name="P3"><text:span text:style-name="T3">\subsubsection</text:span><text:span text:style-name="T1">{Compiling the IF model: if2gen}</text:span></text:p>
      <text:p text:style-name="P3"><text:span text:style-name="T1">Syntax: </text:span></text:p>
      <text:p text:style-name="P3"><text:span text:style-name="T1">if2gen [options] model.if </text:span></text:p>
      <text:p text:style-name="P1"><text:soft-page-break/><text:span text:style-name="T1">where options are: </text:span></text:p>
      <text:p text:style-name="P3"><text:span text:style-name="T2">\begin</text:span><text:span text:style-name="T1">{itemize}</text:span></text:p>
      <text:p text:style-name="P3"><text:span text:style-name="T4">\item</text:span><text:span text:style-name="T1">[-tdiscrete: signifies that a discrete time model is used for timers (i.e., timers have integer </text:span><text:span text:style-name="T4">\linebreak</text:span><text:span text:style-name="T1"> values at any moment, and time progresses in ticks)] </text:span></text:p>
      <text:p text:style-name="P3"><text:span text:style-name="T4">\item</text:span><text:span text:style-name="T1">[-tdbm: signifies that a continuous time model is used for timers (i.e. timers have real values and state exploration is done symbolically using timer inequations)]</text:span></text:p>
      <text:p text:style-name="P1"><text:span text:style-name="T2">\end</text:span><text:span text:style-name="T1">{itemize}</text:span></text:p>
      <text:p text:style-name="P5">Output: </text:p>
      <text:p text:style-name="P1"><text:span text:style-name="T1">The output of if2gen is either a list of error messages or, if there is no error, an executable file containing the IF model and the simulation/verification functions. The name of the executable is model.exe for Windows architectures, and model.x for other architectures. The <text:s/>executable <text:s/>generated <text:s/>by <text:s/>if2gen <text:s/>are <text:s/>used <text:s/>to <text:s/>perform <text:s/>both <text:s/>automatic <text:s/>verification <text:s/>and <text:s/>interactive simulation.</text:span></text:p>
      <text:p text:style-name="P4">%\subsubsection{Automatic verification (model.exe)} </text:p>
      <text:p text:style-name="P3"><text:span text:style-name="T3">\subsubsection</text:span><text:span text:style-name="T1">{Automatic verification (model.exe)} </text:span></text:p>
      <text:p text:style-name="P3"><text:span text:style-name="T1">Syntax:</text:span></text:p>
      <text:p text:style-name="P3"><text:span text:style-name="T1">AAL2.x <text:s/>[options]</text:span></text:p>
      <text:p text:style-name="P1"><text:span text:style-name="T1">where options are: </text:span></text:p>
      <text:p text:style-name="P3"><text:span text:style-name="T2">\begin</text:span><text:span text:style-name="T1">{itemize}</text:span></text:p>
      <text:p text:style-name="P3"><text:span text:style-name="T4">\item</text:span><text:span text:style-name="T1">[-dfs: depth-first exploration] <text:s text:c="3"/></text:span></text:p>
      <text:p text:style-name="P3"><text:span text:style-name="T4">\item</text:span><text:span text:style-name="T1">[-bfs: breadth-first exploration]</text:span></text:p>
      <text:p text:style-name="P3"><text:span text:style-name="T4">\item</text:span><text:span text:style-name="T1">[-po: partial order reduction, works only with -dfs option]</text:span></text:p>
      <text:p text:style-name="P3"><text:span text:style-name="T4">\item</text:span><text:span text:style-name="T1">[-me/ms: mark transitions entering error/success states]</text:span></text:p>
      <text:p text:style-name="P3"><text:span text:style-name="T4">\item</text:span><text:span text:style-name="T1">[-ce/cs: cut on observer error/success] </text:span></text:p>
      <text:p text:style-name="P3"><text:span text:style-name="T4">\item</text:span><text:span text:style-name="T1">[-q/qxml: outputs reached states in &lt;filename&gt;]</text:span></text:p>
      <text:p text:style-name="P3"><text:span text:style-name="T4">\item</text:span><text:span text:style-name="T1">[-t/txml: outputs fired transitions in &lt;filename&gt;]</text:span></text:p>
      <text:p text:style-name="P3"><text:span text:style-name="T4">\item</text:span><text:span text:style-name="T1">[-ln: generate source line number information]</text:span></text:p>
      <text:p text:style-name="P1"><text:span text:style-name="T2">\end</text:span><text:span text:style-name="T1">{itemize}</text:span></text:p>
      <text:p text:style-name="P3"><text:span text:style-name="T1">We usually use as list of options for verification the following: -dfs -po -me -ce -ln</text:span></text:p>
      <text:p text:style-name="P5">Output:</text:p>
      <text:p text:style-name="P1"><text:span text:style-name="T1">At this step, model checking is performed. Here the properties that are defined on the model are verified, if there is no error at this step, it means that the properties are satisfied and that all the states and variables are checked. If there are errors at this step, we can simulate it through the interactive simulation function of the IFx toolset. The errors found in this step correspond to an error in the specification of the system and/or the property.</text:span></text:p>
      <text:p text:style-name="P3"><text:span text:style-name="T3">\subsubsection</text:span><text:span text:style-name="T1">{Interactive Simulation} </text:span></text:p>
      <text:p text:style-name="P3"><text:span text:style-name="T1">if2gui <text:s/>is <text:s/>a <text:s/>graphical <text:s/>user <text:s/>interface <text:s/>that <text:s/>can <text:s/>be <text:s/>launched <text:s/>from <text:s/>command <text:s/>line <text:s/>.</text:span></text:p>
      <text:p text:style-name="P3"><text:span text:style-name="T1">Syntax: </text:span></text:p>
      <text:p text:style-name="P3"><text:span text:style-name="T1"><text:s/>if2gui [model.exe] or [model.x]</text:span></text:p>
      <text:p text:style-name="P1"><text:span text:style-name="T1">The model executable can be launched separately (e.g. on a different machine) and the if2gui can connect to it (menu “Simulate/Attach to IF simulator”). Alternatively, if2gui <text:s/>can launch the model executable, either <text:s/>from <text:s/>the <text:s/>menus <text:s/>(menu <text:s/>“Simulate/Run <text:s/>IF <text:s/>simulator”) <text:s/>or <text:s/>at <text:s/>startup <text:s/>if <text:s/>the <text:s/>name <text:s/>of <text:s/>the <text:s/>model executable is specified as a parameter to the if2gui command. </text:span></text:p>
      <text:p text:style-name="P1"><text:span text:style-name="T1">The following actions are available (either from the menu or from the toolbar) for the simulation interface: </text:span></text:p>
      <text:p text:style-name="P3"><text:span text:style-name="T2">\begin</text:span><text:span text:style-name="T1">{itemize}</text:span></text:p>
      <text:p text:style-name="P3"><text:span text:style-name="T4">\item</text:span><text:span text:style-name="T1"> Bring the system to the initial state (again).</text:span></text:p>
      <text:p text:style-name="P3"><text:soft-page-break/><text:span text:style-name="T4">\item</text:span><text:span text:style-name="T1"> Trigger <text:s/>the <text:s/>selected <text:s/>transition. <text:s/>This <text:s/>can <text:s/>also <text:s/>be <text:s/>done <text:s/>by <text:s/>double-clicking <text:s/>on <text:s/>a <text:s/>transition <text:s/>in <text:s/>the enabled transitions view. </text:span></text:p>
      <text:p text:style-name="P3"><text:span text:style-name="T4">\item</text:span><text:span text:style-name="T1"> Load <text:s/>a <text:s/>scenario <text:s/>from <text:s/>a <text:s/>file. <text:s/>That <text:s/>may <text:s/>be <text:s/>a <text:s/>scenario <text:s/>generated <text:s/>from <text:s/>verification. <text:s/></text:span></text:p>
      <text:p text:style-name="P3"><text:span text:style-name="T1"><text:s text:c="8"/>N.B. in this case, the system must be in the initial state when the scenario is loaded. </text:span></text:p>
      <text:p text:style-name="P3"><text:span text:style-name="T4">\item</text:span><text:span text:style-name="T1"> Save the current scenario (sequence of executed transitions) in a file for later replay. </text:span></text:p>
      <text:p text:style-name="P3"><text:span text:style-name="T4">\item</text:span><text:span text:style-name="T1"> Step forward/backwards in the current scenario (if such a step is available). </text:span></text:p>
      <text:p text:style-name="P3"><text:span text:style-name="T4">\item</text:span><text:span text:style-name="T1"> Go to beginning/end of current scenario. </text:span></text:p>
      <text:p text:style-name="P3"><text:span text:style-name="T4">\item</text:span><text:span text:style-name="T1"> Go to a step specified by a number.</text:span></text:p>
      <text:p text:style-name="P1"><text:span text:style-name="T2">\end</text:span><text:span text:style-name="T1">{itemize}</text:span></text:p>
      <text:p text:style-name="P1"><text:span text:style-name="T4">\section\uppercase</text:span><text:span text:style-name="T1">{{Modeling the AAL system with OMEGA Profile}}</text:span></text:p>
      <text:p text:style-name="P1"><text:span text:style-name="T1">In this section we model the AAL system, showing its structural and behavioral diagrams i.e. its block definition diagram, internal block diagrams and state machine diagrams and the properties defined on the AAL system which have to be verified. </text:span></text:p>
      <text:p text:style-name="P3"><text:span text:style-name="T3">\subsection</text:span><text:span text:style-name="T1">{System Specification}</text:span></text:p>
      <text:p text:style-name="P1"><text:span text:style-name="T1">First, we start by taking into account the structural part of the AAL system. We consider those parts that are concerned with the daily calories intake of the Patient in the AAL house. The AAL system is composed of Fridge and Patient. We would like to model these parts and the interaction that takes place between them. A Fridge in turn is composed of Display, Alarm, Controller, and Food blocks. The block Food contains information about the food items in the Fridge, the calories contained by each item, the total number of calories the patient has accumulated and the calories threshold that should not be surpassed. The Fridge partially contributes to the minimum liquid intake of the Patient; it also looks at the calories consumption of the Patient as the Patient needs not to exceed it after a certain threshold. The Fridge Display is used to show the amount of calories consumed by the Patient. The Alarm is activated in case the Patient's calories level surpasses a certain threshold. </text:span></text:p>
      <text:p text:style-name="P3"><text:span text:style-name="T3">\subsection</text:span><text:span text:style-name="T1">{System Architecture}</text:span></text:p>
      <text:p text:style-name="P1"><text:span text:style-name="T4">\Myfig</text:span><text:span text:style-name="T1">{mainibd} shows the internal block diagram of Main. The important parts of the AAL system are Patient and Fridge. The communication between different blocks takes place through ports. A <text:s/>port <text:s/>bears <text:s/>a <text:s/>type. <text:s/>In <text:s/>OMEGA2, <text:s/>the <text:s/>type <text:s/>of <text:s/>a <text:s/>port <text:s/>must <text:s/>be <text:s/>an <text:s/>Interface <text:s/>(this <text:s/>is <text:s/>not <text:s/>enforced <text:s/>by Rhapsody v7.4, which accepts Classes as port types). The type specifies the set of requests (operation calls and/or signals) that <text:s/>are transferred between parts (components) by means of ports and connectors. In fig. 4, the Patient block has a standard port named pToFridge. This port has a contract named Patient2Fridge and is acting as a provided interface of the Patient block. The Interface Patient2Fridge defines an operation eat(int item, int quantity). This interface is then used as a type of pToFridge port. At the same time the Patient block has a required interface named pFromPatient. </text:span></text:p>
      <text:p text:style-name="P3"><text:span text:style-name="T2">\begin</text:span><text:span text:style-name="T1">{figure}[!t]</text:span></text:p>
      <text:p text:style-name="P6">\centering</text:p>
      <text:p text:style-name="P3"><text:span text:style-name="T3">\includegraphics</text:span><text:span text:style-name="T1">[width=4.0in]{MainIBD}</text:span></text:p>
      <text:p text:style-name="P3"><text:span text:style-name="T4">\caption</text:span><text:span text:style-name="T1">{Main Internal Block Diagram}</text:span></text:p>
      <text:p text:style-name="P3"><text:span text:style-name="T3">\label</text:span><text:span text:style-name="T1">{fig:mainibd}</text:span></text:p>
      <text:p text:style-name="P1"><text:span text:style-name="T2">\end</text:span><text:span text:style-name="T1">{figure}</text:span></text:p>
      <text:p text:style-name="P1"><text:span text:style-name="T4">\Myfig</text:span><text:span text:style-name="T1">{aalblocks} shows the blocks with ports that we have identified in the AAL system. </text:span></text:p>
      <text:p text:style-name="P3"><text:span text:style-name="T2">\begin</text:span><text:span text:style-name="T1">{figure}[!t]</text:span></text:p>
      <text:p text:style-name="P6">\centering</text:p>
      <text:p text:style-name="P3"><text:soft-page-break/><text:span text:style-name="T3">\includegraphics</text:span><text:span text:style-name="T1">[width=5.0in]{AALBlocks}</text:span></text:p>
      <text:p text:style-name="P3"><text:span text:style-name="T4">\caption</text:span><text:span text:style-name="T1">{AAL System Blocks}</text:span></text:p>
      <text:p text:style-name="P3"><text:span text:style-name="T3">\label</text:span><text:span text:style-name="T1">{fig:aalblocks}</text:span></text:p>
      <text:p text:style-name="P1"><text:span text:style-name="T2">\end</text:span><text:span text:style-name="T1">{figure}</text:span></text:p>
      <text:p text:style-name="P1"><text:span text:style-name="T1">The important part of the AAL system is the intelligent Fridge. The Fridge interacts with the AAL system. The Fridge in turn is composed of four blocks: information about the Food it contains, its Controller, the Display and the Alarm. Each of these blocks behaviors is modeled in a separate state machine diagram. </text:span><text:span text:style-name="T4">\Myfig</text:span><text:span text:style-name="T1">{fridgeibd} shows the internal block diagram for the Fridge block.</text:span></text:p>
      <text:p text:style-name="P3"><text:span text:style-name="T2">\begin</text:span><text:span text:style-name="T1">{figure}[!t]</text:span></text:p>
      <text:p text:style-name="P6">\centering</text:p>
      <text:p text:style-name="P3"><text:span text:style-name="T3">\includegraphics</text:span><text:span text:style-name="T1">[width=5.0in]{FridgeIBD}</text:span></text:p>
      <text:p text:style-name="P3"><text:span text:style-name="T4">\caption</text:span><text:span text:style-name="T1">{Fridge Internal Block Diagram}</text:span></text:p>
      <text:p text:style-name="P3"><text:span text:style-name="T3">\label</text:span><text:span text:style-name="T1">{fig:fridgeibd}</text:span></text:p>
      <text:p text:style-name="P1"><text:span text:style-name="T2">\end</text:span><text:span text:style-name="T1">{figure}</text:span></text:p>
      <text:p text:style-name="P3"><text:span text:style-name="T4">\Myfig</text:span><text:span text:style-name="T1">{patientstm} shows the state machine diagram for the Patient block. Here the exchange of information between Patient and Fridge takes place. We identify the number and quantity of each time present in the Fridge. If a certain product still present in the Fridge is chosen by the Patient then the information is <text:s/>communicated with the Fridge. <text:s/>Otherwise the Fridge is empty and the Patient will wait to be refilled. Also, if the Alarm of the Fridge is raised due to <text:s/>high intake of calories, the Patient stops eating and waits for the system to be unblocked.</text:span></text:p>
      <text:p text:style-name="P5"><text:s/></text:p>
      <text:p text:style-name="P3"><text:span text:style-name="T2">\begin</text:span><text:span text:style-name="T1">{figure}[!t]</text:span></text:p>
      <text:p text:style-name="P6">\centering</text:p>
      <text:p text:style-name="P3"><text:span text:style-name="T3">\includegraphics</text:span><text:span text:style-name="T1">[width=5.0in]{PatientSTM}</text:span></text:p>
      <text:p text:style-name="P3"><text:span text:style-name="T4">\caption</text:span><text:span text:style-name="T1">{Patient State Machine Diagram}</text:span></text:p>
      <text:p text:style-name="P3"><text:span text:style-name="T3">\label</text:span><text:span text:style-name="T1">{fig:patientstm}</text:span></text:p>
      <text:p text:style-name="P1"><text:span text:style-name="T2">\end</text:span><text:span text:style-name="T1">{figure}</text:span></text:p>
      <text:p text:style-name="P1"><text:span text:style-name="T1">The Food block models the knowledge of the Fridge about what it contains. Here we define the number of items and the amount of calories associated with each item present in the Fridge. We then calculate the total number of calories accumulated by the Patient. If the total number of calories is greater or equal to the maximum calories allowed for the Patient, then a message is send and the alarm is raised or if the total number of calories is greater than the maximum calories allowed minus 500, then the Patient is warned with a message that the calories level is approaching the maximum amount of calories allowed.</text:span></text:p>
      <text:p text:style-name="P3"><text:span text:style-name="T3">\subsection</text:span><text:span text:style-name="T1">{</text:span><text:span text:style-name="T4">\uppercase</text:span><text:span text:style-name="T1">{Properties Verification of AAL system}}</text:span></text:p>
      <text:p text:style-name="P3"><text:span text:style-name="T1">The properties of AAL system that we modeled and verified are obtained after Relax process is applied on its traditional requirements. </text:span></text:p>
      <text:p text:style-name="P1"><text:span text:style-name="T1">Below are the properties to be verified: </text:span></text:p>
      <text:p text:style-name="P1"><text:span text:style-name="T3">\subsubsection</text:span><text:span text:style-name="T1">{Traditional/RELAX-ed Requirement}</text:span></text:p>
      <text:p text:style-name="P3"><text:span text:style-name="T2">\begin</text:span><text:span text:style-name="T1">{itemize}</text:span></text:p>
      <text:p text:style-name="P3"><text:span text:style-name="T4">\item</text:span><text:span text:style-name="T1">[The fridge shall detect and communicate with food packages]</text:span></text:p>
      <text:p text:style-name="P1"><text:span text:style-name="T2">\end</text:span><text:span text:style-name="T1">{itemize}</text:span></text:p>
      <text:p text:style-name="P1"><text:span text:style-name="T1">RELAX-ed version of this requirement is as follows:</text:span></text:p>
      <text:p text:style-name="P3"><text:span text:style-name="T2">\begin</text:span><text:span text:style-name="T1">{itemize}</text:span></text:p>
      <text:p text:style-name="P3"><text:span text:style-name="T4">\item</text:span><text:span text:style-name="T1">[Property 1 : The fridge SHALL detect and communicate information with AS MANY food packages AS POSSIBLE]</text:span></text:p>
      <text:p text:style-name="P1"><text:span text:style-name="T2">\end</text:span><text:span text:style-name="T1">{itemize}</text:span></text:p>
      <text:p text:style-name="P1"><text:soft-page-break/><text:span text:style-name="T1">Below are the uncertainty factors associated with the given RELAX-ed requirement.</text:span></text:p>
      <text:p text:style-name="P1"><text:span text:style-name="T1">ENV: Food locations, foot item information (type, calories), food state (spoiled and unspoiled)</text:span></text:p>
      <text:p text:style-name="P1"><text:span text:style-name="T1">MON: RFID readers, Cameras, Weight sensors</text:span></text:p>
      <text:p text:style-name="P1"><text:span text:style-name="T1">REL: RFID tags provide food locations and food information; Cameras provide food locations (Cameras provide images that can be analyzed to estimate food locations), Weight sensors provide food information (whether eaten or not)</text:span></text:p>
      <text:p text:style-name="P3"><text:span text:style-name="T2">\begin</text:span><text:span text:style-name="T1">{figure}[!t]</text:span></text:p>
      <text:p text:style-name="P6">\centering</text:p>
      <text:p text:style-name="P3"><text:span text:style-name="T3">\includegraphics</text:span><text:span text:style-name="T1">[width=5.0in]{Property1STM}</text:span></text:p>
      <text:p text:style-name="P3"><text:span text:style-name="T4">\caption</text:span><text:span text:style-name="T1">{Property1 State Machine Diagram}</text:span></text:p>
      <text:p text:style-name="P3"><text:span text:style-name="T3">\label</text:span><text:span text:style-name="T1">{fig:property1stm}</text:span></text:p>
      <text:p text:style-name="P1"><text:span text:style-name="T2">\end</text:span><text:span text:style-name="T1">{figure}</text:span></text:p>
      <text:p text:style-name="P3"><text:span text:style-name="T1">The satisfaction of this requirement contributes to the balanced diet of the Patient. We would like to verify this property as it is important for the AAL system to know about as many food items as possible present in the fridge. </text:span></text:p>
      <text:p text:style-name="P1"><text:span text:style-name="T4">\Myfig</text:span><text:span text:style-name="T1">{property1stm} shows the state machine diagram of the Property 1. In this property, we identify the number of items consumed by the Patient and the total number of items in the Fridge. First of all, we verify the identity of the Patient, if the person is identified as the Patient, then we calculate the number of items consumed. We then calculate the number of items left in the Fridge which is equal to the sum of all the items present in the Fridge. Then in the last step, we calculate if the total number of items minus the number of items consumed minus the number of items left is greater than -1 and the total number of items minus the number of items consumed minus the number of items left is less than 1 i.e. it should be between -1 and 1 (there is no information loss). It means that we have reached the success state by having all the information about all the items present in the Fridge. Inversely, if the total number of items minus the number of items consumed minus the number of items left is less than -1 or the total number of items minus the number of items consumed minus the number of items left is greater than 1, then it means that we are missing some information about some of the items present in the Fridge and the observer passes into the error state.</text:span></text:p>
      <text:p text:style-name="P1"><text:span text:style-name="T1">Following are the two invariant requirements that we will verify.</text:span></text:p>
      <text:p text:style-name="P1"><text:span text:style-name="T3">\subsubsection</text:span><text:span text:style-name="T1">{Invariant Requirement 2}</text:span></text:p>
      <text:p text:style-name="P3"><text:span text:style-name="T2">\begin</text:span><text:span text:style-name="T1">{itemize}</text:span></text:p>
      <text:p text:style-name="P3"><text:span text:style-name="T4">\item</text:span><text:span text:style-name="T1">[Property 2 : The Alarm SHALL be raised instantaneously if the total number of calories surpasses the maximum calories allowed for the patient] </text:span></text:p>
      <text:p text:style-name="P1"><text:span text:style-name="T2">\end</text:span><text:span text:style-name="T1">{itemize}</text:span></text:p>
      <text:p text:style-name="P3"><text:span text:style-name="T2">\begin</text:span><text:span text:style-name="T1">{figure}[!t]</text:span></text:p>
      <text:p text:style-name="P6">\centering</text:p>
      <text:p text:style-name="P3"><text:span text:style-name="T3">\includegraphics</text:span><text:span text:style-name="T1">[width=5.0in]{Property3STM}</text:span></text:p>
      <text:p text:style-name="P3"><text:span text:style-name="T4">\caption</text:span><text:span text:style-name="T1">{Property3 State Machine Diagram}</text:span></text:p>
      <text:p text:style-name="P3"><text:span text:style-name="T3">\label</text:span><text:span text:style-name="T1">{fig:property3stm}</text:span></text:p>
      <text:p text:style-name="P1"><text:span text:style-name="T2">\end</text:span><text:span text:style-name="T1">{figure}</text:span></text:p>
      <text:p text:style-name="P3"><text:span text:style-name="T1">This property ensures that the Patient should stop eating when the total number of calories surpasses the maximum calories allowed and that the alarm should be raised.</text:span></text:p>
      <text:p text:style-name="P1"><text:span text:style-name="T4">\Myfig</text:span><text:span text:style-name="T1">{property3stm} shows the state machine diagram of the property 2. This requirement implies that the Alarm shall be immediately raised as soon as the </text:span><text:soft-page-break/><text:span text:style-name="T1">total number of calories equals or surpasses the maximum calories allowed for the Patient. If it happens then the Patient should stop eating. <text:s/></text:span></text:p>
      <text:p text:style-name="P3"><text:span text:style-name="T3">\subsubsection</text:span><text:span text:style-name="T1">{Verification Results}</text:span></text:p>
      <text:p text:style-name="P1"><text:span text:style-name="T1">Until now, we have modeled the AAL system and the properties to be verified on the model. </text:span><text:span text:style-name="T4">\Myfig</text:span><text:span text:style-name="T1">{xmi2if} shows the snapshot of the compilation of the AAL model named AAL2. The AAL2 model is first exported into AAL2.xmi and then using the IFx toolset the AAL2.xmi is compiled into AAL2.if.</text:span></text:p>
      <text:p text:style-name="P3"><text:span text:style-name="T2">\begin</text:span><text:span text:style-name="T1">{figure}[!t]</text:span></text:p>
      <text:p text:style-name="P6">\centering</text:p>
      <text:p text:style-name="P3"><text:span text:style-name="T3">\includegraphics</text:span><text:span text:style-name="T1">[width=4.0in]{Xmi2If}</text:span></text:p>
      <text:p text:style-name="P3"><text:span text:style-name="T4">\caption</text:span><text:span text:style-name="T1">{XMI to IF Compilation}</text:span></text:p>
      <text:p text:style-name="P3"><text:span text:style-name="T3">\label</text:span><text:span text:style-name="T1">{fig:xmi2if}</text:span></text:p>
      <text:p text:style-name="P1"><text:span text:style-name="T2">\end</text:span><text:span text:style-name="T1">{figure}</text:span></text:p>
      <text:p text:style-name="P3"><text:span text:style-name="T2">\begin</text:span><text:span text:style-name="T1">{figure}[!t]</text:span></text:p>
      <text:p text:style-name="P6">\centering</text:p>
      <text:p text:style-name="P3"><text:span text:style-name="T3">\includegraphics</text:span><text:span text:style-name="T1">[width=6.0in]{If2Exe}</text:span></text:p>
      <text:p text:style-name="P3"><text:span text:style-name="T4">\caption</text:span><text:span text:style-name="T1">{IF to Executable file Compilation}</text:span></text:p>
      <text:p text:style-name="P3"><text:span text:style-name="T3">\label</text:span><text:span text:style-name="T1">{fig:if2exe}</text:span></text:p>
      <text:p text:style-name="P1"><text:span text:style-name="T2">\end</text:span><text:span text:style-name="T1">{figure}</text:span></text:p>
      <text:p text:style-name="P1"><text:span text:style-name="T4">\Myfig</text:span><text:span text:style-name="T1">{if2exe} shows the snapshot of the compilation of AAL2.if into an executable file i.e. AAL2.x. </text:span></text:p>
      <text:p text:style-name="P3"><text:span text:style-name="T1">For the properties verification part, we run the model-checker with the following options:</text:span></text:p>
      <text:p text:style-name="P3"><text:span text:style-name="T1">AAL2.x -dfs -po -me -ce –ln</text:span></text:p>
      <text:p text:style-name="P1"><text:span text:style-name="T1">While verifying the AAL model, the model-checker has found several error scenarios, as one can see in </text:span><text:span text:style-name="T4">\Myfig</text:span><text:span text:style-name="T1">{errorstate}. <text:s/>Any of the error scenario can then be loaded through the interactive simulation interface of the IFx toolset to trace back the error in the model and then correct it. </text:span></text:p>
      <text:p text:style-name="P3"><text:span text:style-name="T2">\begin</text:span><text:span text:style-name="T1">{figure}[!t]</text:span></text:p>
      <text:p text:style-name="P6">\centering</text:p>
      <text:p text:style-name="P3"><text:span text:style-name="T3">\includegraphics</text:span><text:span text:style-name="T1">[width=5.0in]{ErrorState}</text:span></text:p>
      <text:p text:style-name="P3"><text:span text:style-name="T4">\caption</text:span><text:span text:style-name="T1">{Model Checker results in Error Scenarios}</text:span></text:p>
      <text:p text:style-name="P3"><text:span text:style-name="T3">\label</text:span><text:span text:style-name="T1">{fig:errorstate}</text:span></text:p>
      <text:p text:style-name="P1"><text:span text:style-name="T2">\end</text:span><text:span text:style-name="T1">{figure}</text:span></text:p>
      <text:p text:style-name="P1"><text:span text:style-name="T1">In order to <text:s/>debug <text:s/>a model, firstly we import it into the simulator as shown in </text:span><text:span text:style-name="T4">\Myfig</text:span><text:span text:style-name="T1">{initialsimulationinterface} .</text:span></text:p>
      <text:p text:style-name="P3"><text:span text:style-name="T2">\begin</text:span><text:span text:style-name="T1">{figure}[!t]</text:span></text:p>
      <text:p text:style-name="P6">\centering</text:p>
      <text:p text:style-name="P3"><text:span text:style-name="T3">\includegraphics</text:span><text:span text:style-name="T1">[width=5.0in]{InitialSimulationInterface}</text:span></text:p>
      <text:p text:style-name="P3"><text:span text:style-name="T4">\caption</text:span><text:span text:style-name="T1">{Initial Simulation Interface}</text:span></text:p>
      <text:p text:style-name="P3"><text:span text:style-name="T3">\label</text:span><text:span text:style-name="T1">{fig:initialsimulationinterface}</text:span></text:p>
      <text:p text:style-name="P1"><text:span text:style-name="T2">\end</text:span><text:span text:style-name="T1">{figure}</text:span></text:p>
      <text:p text:style-name="P3"><text:span text:style-name="T1">We check the states of the observers in order to identify which property has not been satisfied. One can observe in </text:span><text:span text:style-name="T4">\Myfig</text:span><text:span text:style-name="T1">{errorstatefoodobserver} that Property 3 fails. While checking the state of the entire system for this property, we discover that the error state contained the maximal allowed number of calories for the total number of calories consumed and subsequently eat requests sent by the Patient. This implies that the Alarm function of the intelligent Fridge doesn't function properly. The Alarm function of the Fridge is strictly relied to its Food process. One can observe in the state machine of this block </text:span><text:span text:style-name="T4">\Myfig</text:span><text:span text:style-name="T1">{foodstm} <text:s/>that the Alarm is raised only if the total number of consumed calories is strictly superior than the maximum allowed; condition which doesn't </text:span><text:soft-page-break/><text:span text:style-name="T1">satisfy the request that the Alarm is raised as soon as possible. The correction consists in raising the Alarm in case the total number of consumed calories is equal to the maximum allowed threshold. Once this error is corrected the verification succeeds.</text:span></text:p>
      <text:p text:style-name="P5"><text:s/></text:p>
      <text:p text:style-name="P3"><text:span text:style-name="T2">\begin</text:span><text:span text:style-name="T1">{figure}[!t]</text:span></text:p>
      <text:p text:style-name="P6">\centering</text:p>
      <text:p text:style-name="P3"><text:span text:style-name="T3">\includegraphics</text:span><text:span text:style-name="T1">[width=5.0in]{ErrorStateFoodObserver}</text:span></text:p>
      <text:p text:style-name="P3"><text:span text:style-name="T4">\caption</text:span><text:span text:style-name="T1">{Error State Food Observer Simulation Interface}</text:span></text:p>
      <text:p text:style-name="P3"><text:span text:style-name="T3">\label</text:span><text:span text:style-name="T1">{fig:errorstatefoodobserver}</text:span></text:p>
      <text:p text:style-name="P1"><text:span text:style-name="T2">\end</text:span><text:span text:style-name="T1">{figure}</text:span></text:p>
      <text:p text:style-name="P1"><text:span text:style-name="T4">\Myfig</text:span><text:span text:style-name="T1">{verificationok} shows the result of the model-checker on the correct model.</text:span></text:p>
      <text:p text:style-name="P3"><text:span text:style-name="T2">\begin</text:span><text:span text:style-name="T1">{figure}[!t]</text:span></text:p>
      <text:p text:style-name="P6">\centering</text:p>
      <text:p text:style-name="P3"><text:span text:style-name="T3">\includegraphics</text:span><text:span text:style-name="T1">[width=5.0in]{VerificationOk}</text:span></text:p>
      <text:p text:style-name="P3"><text:span text:style-name="T4">\caption</text:span><text:span text:style-name="T1">{Model checking successful}</text:span></text:p>
      <text:p text:style-name="P3"><text:span text:style-name="T3">\label</text:span><text:span text:style-name="T1">{fig:verificationok}</text:span></text:p>
      <text:p text:style-name="P1"><text:span text:style-name="T2">\end</text:span><text:span text:style-name="T1">{figure}</text:span></text:p>
      <text:p text:style-name="P3"><text:span text:style-name="T3">\section</text:span><text:span text:style-name="T1">{Conclusion}</text:span></text:p>
      <text:p text:style-name="P3"><text:span text:style-name="T1">We have modeled the structural and behavioral parts of an AAL (Ambient Assisted Living) system. The modeling is done using Rational Rhapsody 7.5.2 <text:s/>with OMEGA2 profile which is used for specification and verification of dynamic properties of models through observers. For the verification and simulation part, we have used IFx which is a toolset used for the simulation of OMEGA2 models and the verification of properties defined on these models. We have verified three properties of the AAL system using the IFx toolset. In one case, the verification results in the fulfillment of all the three properties and in other case the verification results in errors which can then be simulated through the interactive simulation interface of the IFx toolset in order to identify the source of the error and then subsequently correct it in the model. </text:span></text:p>
      <text:p text:style-name="P1"><text:span text:style-name="T1">The application of OMEGA2 profile to models is straight forward in that one only needs to add the predefined library provided with the tool (OMEGA2.sbs and OMEGA2Predefined.sbs) into the model. After the creation of OMEGA2 models, export to an xmi file is simply done through the Rational Rhapsody v7.5.2 menu. The choice of the version of Rational Rhapsody is very important as OMEGA2/IFx is not compliant with the new versions of Rational Rhapsody. Another important point to mention is the time the IFx toolset takes for the verification of properties as it depends on the number of items present in the Fridge i.e. in our case study, we have five items in the Fridge and the model checker took considerable amount of time to check all the states of the system.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48S</meta:editing-duration>
    <meta:editing-cycles>4</meta:editing-cycles>
    <meta:generator>OpenOffice.org/3.4.1$Win32 OpenOffice.org_project/341m1$Build-9593</meta:generator>
    <dc:date>2013-02-06T11:52:37.68</dc:date>
    <meta:document-statistic meta:table-count="0" meta:image-count="0" meta:object-count="0" meta:page-count="7" meta:paragraph-count="200" meta:word-count="2687" meta:character-count="18240"/>
    <meta:user-defined meta:name="Info 1"/>
    <meta:user-defined meta:name="Info 2"/>
    <meta:user-defined meta:name="Info 3"/>
    <meta:user-defined meta:name="Info 4"/>
  </office:meta>
</office:document-meta>
</file>